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9.5pt" style:font-size-asian="9.5pt"/>
    </style:style>
    <style:style style:name="P2" style:family="paragraph" style:parent-style-name="Standard">
      <style:text-properties style:use-window-font-color="true" style:font-name="Consolas" fo:font-size="9.5pt" officeooo:paragraph-rsid="00015c7b" style:font-size-asian="9.5pt"/>
    </style:style>
    <style:style style:name="P3" style:family="paragraph" style:parent-style-name="Standard">
      <style:text-properties officeooo:paragraph-rsid="00015c7b"/>
    </style:style>
    <style:style style:name="P4" style:family="paragraph" style:parent-style-name="Standard">
      <style:text-properties fo:color="#0000ff" style:font-name="Consolas" fo:font-size="9.5pt" style:font-size-asian="9.5pt"/>
    </style:style>
    <style:style style:name="P5" style:family="paragraph" style:parent-style-name="Standard">
      <style:text-properties fo:color="#0000ff" style:font-name="Consolas" fo:font-size="9.5pt" officeooo:paragraph-rsid="00015c7b" style:font-size-asian="9.5pt"/>
    </style:style>
    <style:style style:name="P6" style:family="paragraph" style:parent-style-name="Standard">
      <style:text-properties style:use-window-font-color="true" style:font-name="Consolas" fo:font-size="9.5pt" officeooo:paragraph-rsid="00015c7b" style:font-size-asian="9.5pt"/>
    </style:style>
    <style:style style:name="P7" style:family="paragraph" style:parent-style-name="Standard">
      <style:text-properties style:use-window-font-color="true" style:font-name="Consolas" fo:font-size="9.5pt" style:font-size-asian="9.5pt"/>
    </style:style>
    <style:style style:name="P8" style:family="paragraph" style:parent-style-name="Standard">
      <style:text-properties fo:color="#000000" style:font-name="Consolas" fo:font-size="9.5pt" style:font-size-asian="9.5pt" fo:background-color="#ffffff"/>
    </style:style>
    <style:style style:name="P9" style:family="paragraph" style:parent-style-name="Standard">
      <style:text-properties style:font-name="Verdana" fo:font-size="9pt" style:font-size-asian="9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officeooo:rsid="00015c7b" style:font-size-asian="9.5pt"/>
    </style:style>
    <style:style style:name="T3" style:family="text">
      <style:text-properties fo:color="#0000ff" style:font-name="Consolas" fo:font-size="9.5pt" style:font-size-asian="9.5pt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ff"/>
    </style:style>
    <style:style style:name="T6" style:family="text">
      <style:text-properties fo:color="#0000ff" fo:background-color="#ffffff"/>
    </style:style>
    <style:style style:name="T7" style:family="text">
      <style:text-properties style:use-window-font-color="true" style:font-name="Consolas" fo:font-size="9.5pt" style:font-size-asian="9.5pt"/>
    </style:style>
    <style:style style:name="T8" style:family="text">
      <style:text-properties style:use-window-font-color="true" style:font-name="Consolas" fo:font-size="9.5pt" style:font-size-asian="9.5pt"/>
    </style:style>
    <style:style style:name="T9" style:family="text">
      <style:text-properties fo:color="#808080" style:font-name="Consolas" fo:font-size="9.5pt" style:font-size-asian="9.5pt"/>
    </style:style>
    <style:style style:name="T10" style:family="text">
      <style:text-properties fo:color="#808080" style:font-name="Consolas" fo:font-size="9.5pt" style:font-size-asian="9.5pt"/>
    </style:style>
    <style:style style:name="T11" style:family="text">
      <style:text-properties fo:color="#808080" style:font-name="Consolas" fo:font-size="9.5pt" style:font-size-asian="9.5pt" fo:background-color="#ffffff"/>
    </style:style>
    <style:style style:name="T12" style:family="text">
      <style:text-properties fo:color="#808080"/>
    </style:style>
    <style:style style:name="T13" style:family="text">
      <style:text-properties fo:color="#ff00ff" style:font-name="Consolas" fo:font-size="9.5pt" style:font-size-asian="9.5pt"/>
    </style:style>
    <style:style style:name="T14" style:family="text">
      <style:text-properties fo:color="#ff00ff" style:font-name="Consolas" fo:font-size="9.5pt" style:font-size-asian="9.5pt"/>
    </style:style>
    <style:style style:name="T15" style:family="text">
      <style:text-properties fo:color="#ff0000" style:font-name="Consolas" fo:font-size="9.5pt" style:font-size-asian="9.5pt"/>
    </style:style>
    <style:style style:name="T16" style:family="text">
      <style:text-properties fo:color="#ff0000" style:font-name="Consolas" fo:font-size="9.5pt" style:font-size-asian="9.5pt"/>
    </style:style>
    <style:style style:name="T17" style:family="text">
      <style:text-properties fo:color="#000000" style:font-name="Consolas" fo:font-size="9.5pt" style:font-size-asian="9.5pt" fo:background-color="#ffffff"/>
    </style:style>
    <style:style style:name="T18" style:family="text">
      <style:text-properties fo:color="#000000" fo:background-color="#ffffff"/>
    </style:style>
    <style:style style:name="T19" style:family="text">
      <style:text-properties fo:color="#000000" style:font-name="Verdana" fo:font-size="9pt" style:font-size-asian="9pt" fo:background-color="#ffffff"/>
    </style:style>
    <style:style style:name="T20" style:family="text">
      <style:text-properties fo:color="#2b91af" style:font-name="Consolas" fo:font-size="9.5pt" style:font-size-asian="9.5pt" fo:background-color="#ffffff"/>
    </style:style>
    <style:style style:name="T21" style:family="text">
      <style:text-properties fo:color="#2b91af" fo:background-color="#ffffff"/>
    </style:style>
    <style:style style:name="T22" style:family="text">
      <style:text-properties fo:color="#008000" style:font-name="Consolas" fo:font-size="9.5pt" style:font-size-asian="9.5pt" fo:background-color="#ffffff"/>
    </style:style>
    <style:style style:name="T23" style:family="text">
      <style:text-properties fo:color="#a31515" style:font-name="Consolas" fo:font-size="9.5pt" style:font-size-asian="9.5pt" fo:background-color="#ffffff"/>
    </style:style>
    <style:style style:name="T24" style:family="text">
      <style:text-properties style:font-name="Verdana"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2">CREATE</text:span><text:span text:style-name="T7"> </text:span><text:span text:style-name="T1">PROC</text:span><text:span text:style-name="T7"> USP_HumanResources_Employee4</text:span></text:p>
      <text:p text:style-name="Standard"><text:span text:style-name="T7">@BUISS_ID </text:span><text:span text:style-name="T1">INT</text:span><text:span text:style-name="T9">,</text:span></text:p>
      <text:p text:style-name="Standard"><text:span text:style-name="T7">@NATIONAL_ID </text:span><text:span text:style-name="T1">INT</text:span><text:span text:style-name="T9">,</text:span></text:p>
      <text:p text:style-name="Standard"><text:span text:style-name="T7">@DOB </text:span><text:span text:style-name="T1">DATE</text:span><text:span text:style-name="T9">,</text:span></text:p>
      <text:p text:style-name="Standard"><text:span text:style-name="T7">@MARRIAGE </text:span><text:span text:style-name="T1">VARCHAR</text:span><text:span text:style-name="T9">(</text:span><text:span text:style-name="T7">5</text:span><text:span text:style-name="T9">),</text:span></text:p>
      <text:p text:style-name="Standard"><text:span text:style-name="T7">@GENDER </text:span><text:span text:style-name="T1">VARCHAR</text:span><text:span text:style-name="T9">(</text:span><text:span text:style-name="T7">5</text:span><text:span text:style-name="T9">)</text:span></text:p>
      <text:p text:style-name="P4">AS</text:p>
      <text:p text:style-name="P4">BEGIN</text:p>
      <text:p text:style-name="Standard"><text:span text:style-name="T1">BEGIN</text:span><text:span text:style-name="T7"> </text:span><text:span text:style-name="T1">TRY</text:span></text:p>
      <text:p text:style-name="Standard"><text:span text:style-name="T13">UPDATE</text:span><text:span text:style-name="T7"> HumanResources</text:span><text:span text:style-name="T9">.</text:span><text:span text:style-name="T7">Employee </text:span></text:p>
      <text:p text:style-name="Standard"><text:span text:style-name="T1">SET</text:span><text:span text:style-name="T7"> NationalIDNumber</text:span><text:span text:style-name="T9">=</text:span><text:span text:style-name="T7">@NATIONAL_ID</text:span><text:span text:style-name="T9">,</text:span><text:span text:style-name="T7"> BirthDate</text:span><text:span text:style-name="T9">=</text:span><text:span text:style-name="T7">@DOB</text:span><text:span text:style-name="T9">,</text:span><text:span text:style-name="T7"> MaritalStatus</text:span><text:span text:style-name="T9">=</text:span><text:span text:style-name="T7">@MARRIAGE</text:span><text:span text:style-name="T9">,</text:span><text:span text:style-name="T7">Gender</text:span><text:span text:style-name="T9">=</text:span><text:span text:style-name="T7">@GENDER</text:span></text:p>
      <text:p text:style-name="Standard"><text:span text:style-name="T1">WHERE</text:span><text:span text:style-name="T7"> BusinessEntityID</text:span><text:span text:style-name="T9">=</text:span><text:span text:style-name="T7">@BUISS_ID</text:span></text:p>
      <text:p text:style-name="Standard"><text:span text:style-name="T1">END</text:span><text:span text:style-name="T7"> </text:span><text:span text:style-name="T1">TRY</text:span></text:p>
      <text:p text:style-name="Standard"><text:span text:style-name="T1">BEGIN</text:span><text:span text:style-name="T7"> </text:span><text:span text:style-name="T1">CATCH</text:span></text:p>
      <text:p text:style-name="Standard"><text:span text:style-name="T1">EXEC</text:span><text:span text:style-name="T7"> uspLogError</text:span></text:p>
      <text:p text:style-name="Standard"><text:span text:style-name="T1">END</text:span><text:span text:style-name="T7"> </text:span><text:span text:style-name="T1">CATCH</text:span></text:p>
      <text:p text:style-name="P4">END</text:p>
      <text:p text:style-name="P1"/>
      <text:p text:style-name="Standard"><text:span text:style-name="T1">EXEC</text:span><text:span text:style-name="T7"> USP_HumanResources_Employee4</text:span><text:span text:style-name="T1"> </text:span><text:span text:style-name="T7">2</text:span><text:span text:style-name="T9">,</text:span><text:span text:style-name="T7">101</text:span><text:span text:style-name="T9">,</text:span><text:span text:style-name="T15">'1/1/2000'</text:span><text:span text:style-name="T9">,</text:span><text:span text:style-name="T15">'SINGLE'</text:span><text:span text:style-name="T9">,</text:span><text:span text:style-name="T15">'MALE'</text:span></text:p>
      <text:p text:style-name="P1"/>
      <text:p text:style-name="P1"/>
      <text:p text:style-name="P1"/>
      <text:p text:style-name="P3"><text:span text:style-name="T2">ALTER</text:span><text:span text:style-name="T7"> </text:span><text:span text:style-name="T1">PROC</text:span><text:span text:style-name="T7"> USP_HumanResources_Employee4</text:span></text:p>
      <text:p text:style-name="P3"><text:span text:style-name="T7">@BUISS_ID </text:span><text:span text:style-name="T1">INT</text:span><text:span text:style-name="T9">,</text:span></text:p>
      <text:p text:style-name="P3"><text:span text:style-name="T7">@NATIONAL_ID </text:span><text:span text:style-name="T1">INT</text:span><text:span text:style-name="T9">,</text:span></text:p>
      <text:p text:style-name="P3"><text:span text:style-name="T7">@DOB </text:span><text:span text:style-name="T1">DATE</text:span><text:span text:style-name="T9">,</text:span></text:p>
      <text:p text:style-name="P3"><text:span text:style-name="T7">@MARRIAGE </text:span><text:span text:style-name="T1">VARCHAR</text:span><text:span text:style-name="T9">(</text:span><text:span text:style-name="T7">5</text:span><text:span text:style-name="T9">),</text:span></text:p>
      <text:p text:style-name="P3"><text:span text:style-name="T7">@GENDER </text:span><text:span text:style-name="T1">VARCHAR</text:span><text:span text:style-name="T9">(</text:span><text:span text:style-name="T7">5</text:span><text:span text:style-name="T9">)</text:span></text:p>
      <text:p text:style-name="P5">AS</text:p>
      <text:p text:style-name="P5">BEGIN</text:p>
      <text:p text:style-name="P3"><text:span text:style-name="T1">BEGIN</text:span><text:span text:style-name="T7"> </text:span><text:span text:style-name="T1">TRY</text:span></text:p>
      <text:p text:style-name="P3"><text:span text:style-name="T13">UPDATE</text:span><text:span text:style-name="T7"> HumanResources</text:span><text:span text:style-name="T9">.</text:span><text:span text:style-name="T7">Employee </text:span></text:p>
      <text:p text:style-name="P3"><text:span text:style-name="T1">SET</text:span><text:span text:style-name="T7"> NationalIDNumber</text:span><text:span text:style-name="T9">=</text:span><text:span text:style-name="T7">@NATIONAL_ID</text:span><text:span text:style-name="T9">,</text:span><text:span text:style-name="T7"> BirthDate</text:span><text:span text:style-name="T9">=</text:span><text:span text:style-name="T7">@DOB</text:span><text:span text:style-name="T9">,</text:span><text:span text:style-name="T7"> MaritalStatus</text:span><text:span text:style-name="T9">=</text:span><text:span text:style-name="T7">@MARRIAGE</text:span><text:span text:style-name="T9">,</text:span><text:span text:style-name="T7">Gender</text:span><text:span text:style-name="T9">=</text:span><text:span text:style-name="T7">@GENDER</text:span></text:p>
      <text:p text:style-name="P3"><text:span text:style-name="T1">WHERE</text:span><text:span text:style-name="T7"> BusinessEntityID</text:span><text:span text:style-name="T9">=</text:span><text:span text:style-name="T7">@BUISS_ID</text:span></text:p>
      <text:p text:style-name="P3"><text:span text:style-name="T1">END</text:span><text:span text:style-name="T7"> </text:span><text:span text:style-name="T1">TRY</text:span></text:p>
      <text:p text:style-name="P3"><text:span text:style-name="T1">BEGIN</text:span><text:span text:style-name="T7"> </text:span><text:span text:style-name="T1">CATCH</text:span></text:p>
      <text:p text:style-name="P3"><text:span text:style-name="T1">EXEC</text:span><text:span text:style-name="T7"> uspLogError</text:span></text:p>
      <text:p text:style-name="P3"><text:span text:style-name="T1">END</text:span><text:span text:style-name="T7"> </text:span><text:span text:style-name="T1">CATCH</text:span></text:p>
      <text:p text:style-name="P5">END</text:p>
      <text:p text:style-name="P2"/>
      <text:p text:style-name="P3"><text:span text:style-name="T1">EXEC</text:span><text:span text:style-name="T7"> USP_HumanResources_Employee4</text:span><text:span text:style-name="T1"> </text:span><text:span text:style-name="T7">2</text:span><text:span text:style-name="T9">,</text:span><text:span text:style-name="T7">101</text:span><text:span text:style-name="T9">,</text:span><text:span text:style-name="T15">'1/1/2000'</text:span><text:span text:style-name="T9">,</text:span><text:span text:style-name="T15">'SINGLE'</text:span><text:span text:style-name="T9">,</text:span><text:span text:style-name="T15">'MALE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5">select</text:span> </text:p>
      <text:p text:style-name="Standard"><text:span text:style-name="T7">st</text:span><text:span text:style-name="T9">.</text:span><text:span text:style-name="T7">Name</text:span></text:p>
      <text:p text:style-name="Standard"><text:span text:style-name="T1">from</text:span><text:span text:style-name="T7"> Sales</text:span><text:span text:style-name="T9">.</text:span><text:span text:style-name="T7">Customer C</text:span></text:p>
      <text:p text:style-name="Standard"><text:span text:style-name="T9">inner</text:span><text:span text:style-name="T7"> </text:span><text:span text:style-name="T9">join</text:span></text:p>
      <text:p text:style-name="Standard"><text:span text:style-name="T7">Sales</text:span><text:span text:style-name="T9">.</text:span><text:span text:style-name="T7">SalesTerritory ST</text:span></text:p>
      <text:p text:style-name="Standard"><text:span text:style-name="T1">on</text:span><text:span text:style-name="T7"> ST</text:span><text:span text:style-name="T9">.</text:span><text:span text:style-name="T7">TerritoryID</text:span><text:span text:style-name="T9">=</text:span><text:span text:style-name="T7">c</text:span><text:span text:style-name="T9">.</text:span><text:span text:style-name="T7">TerritoryID</text:span></text:p>
      <text:p text:style-name="Standard"><text:span text:style-name="T1">group</text:span><text:span text:style-name="T7"> </text:span><text:span text:style-name="T1">by</text:span><text:span text:style-name="T7"> st</text:span><text:span text:style-name="T9">.</text:span><text:span text:style-name="T7">Name</text:span></text:p>
      <text:p text:style-name="P2"/>
      <text:p text:style-name="P2"/>
      <text:p text:style-name="P2"><text:span text:style-name="T5">select</text:span> </text:p>
      <text:p text:style-name="Standard"><text:span text:style-name="T7">ST</text:span><text:span text:style-name="T9">.</text:span><text:span text:style-name="T7">Name</text:span><text:span text:style-name="T9">,</text:span><text:span text:style-name="T13">count</text:span><text:span text:style-name="T9">(</text:span><text:span text:style-name="T7">C</text:span><text:span text:style-name="T9">.</text:span><text:span text:style-name="T7">CustomerID</text:span><text:span text:style-name="T9">)</text:span><text:span text:style-name="T7"> </text:span><text:span text:style-name="T1">as</text:span><text:span text:style-name="T7"> Total_customers</text:span></text:p>
      <text:p text:style-name="Standard"><text:span text:style-name="T1">from</text:span><text:span text:style-name="T7"> Sales</text:span><text:span text:style-name="T9">.</text:span><text:span text:style-name="T7">Customer C</text:span></text:p>
      <text:p text:style-name="Standard"><text:span text:style-name="T9">inner</text:span><text:span text:style-name="T7"> </text:span><text:span text:style-name="T9">join</text:span></text:p>
      <text:p text:style-name="Standard"><text:span text:style-name="T7">Sales</text:span><text:span text:style-name="T9">.</text:span><text:span text:style-name="T7">SalesTerritory ST</text:span></text:p>
      <text:p text:style-name="Standard"><text:span text:style-name="T1">on</text:span><text:span text:style-name="T7"> ST</text:span><text:span text:style-name="T9">.</text:span><text:span text:style-name="T7">TerritoryID</text:span><text:span text:style-name="T9">=</text:span><text:span text:style-name="T7">c</text:span><text:span text:style-name="T9">.</text:span><text:span text:style-name="T7">TerritoryID</text:span></text:p>
      <text:p text:style-name="Standard"><text:span text:style-name="T1">group</text:span><text:span text:style-name="T7"> </text:span><text:span text:style-name="T1">by</text:span><text:span text:style-name="T7"> ST</text:span><text:span text:style-name="T9">.</text:span><text:span text:style-name="T7">Name</text:span></text:p>
      <text:p text:style-name="P2"/>
      <text:p text:style-name="P2"/>
      <text:p text:style-name="P2"><text:span text:style-name="T5">select</text:span> </text:p>
      <text:p text:style-name="Standard"><text:span text:style-name="T7">ST</text:span><text:span text:style-name="T9">.</text:span><text:span text:style-name="T7">Name</text:span><text:span text:style-name="T9">,</text:span><text:span text:style-name="T13">count</text:span><text:span text:style-name="T9">(</text:span><text:span text:style-name="T7">C</text:span><text:span text:style-name="T9">.</text:span><text:span text:style-name="T7">CustomerID</text:span><text:span text:style-name="T9">)</text:span><text:span text:style-name="T7"> </text:span><text:span text:style-name="T1">as</text:span><text:span text:style-name="T7"> Total_customers</text:span></text:p>
      <text:p text:style-name="Standard"><text:span text:style-name="T1">from</text:span><text:span text:style-name="T7"> Sales</text:span><text:span text:style-name="T9">.</text:span><text:span text:style-name="T7">Customer C</text:span></text:p>
      <text:p text:style-name="Standard"><text:span text:style-name="T9">inner</text:span><text:span text:style-name="T7"> </text:span><text:span text:style-name="T9">join</text:span></text:p>
      <text:p text:style-name="Standard"><text:span text:style-name="T7">Sales</text:span><text:span text:style-name="T9">.</text:span><text:span text:style-name="T7">SalesTerritory ST</text:span></text:p>
      <text:p text:style-name="Standard"><text:span text:style-name="T1">on</text:span><text:span text:style-name="T7"> ST</text:span><text:span text:style-name="T9">.</text:span><text:span text:style-name="T7">TerritoryID</text:span><text:span text:style-name="T9">=</text:span><text:span text:style-name="T7">c</text:span><text:span text:style-name="T9">.</text:span><text:span text:style-name="T7">TerritoryID</text:span></text:p>
      <text:p text:style-name="Standard"><text:span text:style-name="T1">group</text:span><text:span text:style-name="T7"> </text:span><text:span text:style-name="T1">by</text:span><text:span text:style-name="T7"> ST</text:span><text:span text:style-name="T9">.</text:span><text:span text:style-name="T7">Name</text:span></text:p>
      <text:p text:style-name="Standard"><text:span text:style-name="T1">having</text:span><text:span text:style-name="T7"> </text:span><text:span text:style-name="T13">count</text:span><text:span text:style-name="T9">(</text:span><text:span text:style-name="T7">C</text:span><text:span text:style-name="T9">.</text:span><text:span text:style-name="T7">CustomerID</text:span><text:span text:style-name="T9">)&gt;</text:span><text:span text:style-name="T7">1000</text:span></text:p>
      <text:p text:style-name="P2"/>
      <text:p text:style-name="P2"/>
      <text:p text:style-name="P2"><text:span text:style-name="T5">select</text:span> <text:span text:style-name="T5">distinct</text:span>[NAME] <text:span text:style-name="T5">from</text:span> Production<text:span text:style-name="T12">.</text:span>Produc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6">using</text:span><text:span text:style-name="T18"> System;</text:span></text:p>
      <text:p text:style-name="Standard"><text:span text:style-name="T4">using</text:span><text:span text:style-name="T17"> System.Collections.Generic;</text:span></text:p>
      <text:p text:style-name="Standard"><text:span text:style-name="T4">using</text:span><text:span text:style-name="T17"> System.Linq;</text:span></text:p>
      <text:p text:style-name="Standard"><text:span text:style-name="T4">using</text:span><text:span text:style-name="T17"> System.Web;</text:span></text:p>
      <text:p text:style-name="Standard"><text:span text:style-name="T4">using</text:span><text:span text:style-name="T17"> System.Web.UI;</text:span></text:p>
      <text:p text:style-name="Standard"><text:span text:style-name="T4">using</text:span><text:span text:style-name="T17"> System.Web.UI.WebControls;</text:span></text:p>
      <text:p text:style-name="Standard"><text:span text:style-name="T4">namespace</text:span><text:span text:style-name="T17"> Week2_day7</text:span></text:p>
      <text:p text:style-name="Standard"><text:span text:style-name="T17">{</text:span></text:p>
      <text:p text:style-name="Standard"><text:span text:style-name="T17"><text:s text:c="4"/></text:span><text:span text:style-name="T4">public</text:span><text:span text:style-name="T17"> </text:span><text:span text:style-name="T4">partial</text:span><text:span text:style-name="T17"> </text:span><text:span text:style-name="T4">class</text:span><text:span text:style-name="T17"> </text:span><text:span text:style-name="T20">WebForm1</text:span><text:span text:style-name="T17"> : System.Web.UI.</text:span><text:span text:style-name="T20">Page</text:span></text:p>
      <text:p text:style-name="Standard"><text:span text:style-name="T17"><text:s text:c="4"/>{</text:span></text:p>
      <text:p text:style-name="Standard"><text:span text:style-name="T17"><text:s text:c="8"/></text:span><text:span text:style-name="T4">public</text:span><text:span text:style-name="T17"> </text:span><text:span text:style-name="T4">class</text:span><text:span text:style-name="T17"> </text:span><text:span text:style-name="T20">StudentData</text:span></text:p>
      <text:p text:style-name="Standard"><text:span text:style-name="T17"><text:s text:c="8"/>{</text:span></text:p>
      <text:p text:style-name="Standard"><text:span text:style-name="T17"><text:s text:c="12"/></text:span><text:span text:style-name="T4">public</text:span><text:span text:style-name="T17"> </text:span><text:span text:style-name="T4">int</text:span><text:span text:style-name="T17"> ID { </text:span><text:span text:style-name="T4">get</text:span><text:span text:style-name="T17">; </text:span><text:span text:style-name="T4">set</text:span><text:span text:style-name="T17">; }</text:span></text:p>
      <text:p text:style-name="Standard"><text:span text:style-name="T17"><text:s text:c="12"/></text:span><text:span text:style-name="T4">public</text:span><text:span text:style-name="T17"> </text:span><text:span text:style-name="T4">string</text:span><text:span text:style-name="T17"> Name { </text:span><text:span text:style-name="T4">get</text:span><text:span text:style-name="T17">; </text:span><text:span text:style-name="T4">set</text:span><text:span text:style-name="T17">; }</text:span></text:p>
      <text:p text:style-name="Standard"><text:span text:style-name="T17"><text:s text:c="12"/></text:span><text:span text:style-name="T4">public</text:span><text:span text:style-name="T17"> </text:span><text:span text:style-name="T4">string</text:span><text:span text:style-name="T17"> Gender { </text:span><text:span text:style-name="T4">get</text:span><text:span text:style-name="T17">; </text:span><text:span text:style-name="T4">set</text:span><text:span text:style-name="T17">; }</text:span></text:p>
      <text:p text:style-name="Standard"><text:span text:style-name="T17"><text:s text:c="8"/>}</text:span></text:p>
      <text:p text:style-name="Standard"><text:span text:style-name="T17"><text:s text:c="8"/></text:span><text:span text:style-name="T4">protected</text:span><text:span text:style-name="T17"> </text:span><text:span text:style-name="T4">void</text:span><text:span text:style-name="T17"> Page_Load(</text:span><text:span text:style-name="T4">object</text:span><text:span text:style-name="T17"> sender, </text:span><text:span text:style-name="T20">EventArgs</text:span><text:span text:style-name="T17"> e)</text:span></text:p>
      <text:p text:style-name="Standard"><text:span text:style-name="T17"><text:s text:c="8"/>{</text:span></text:p>
      <text:p text:style-name="Standard"><text:span text:style-name="T17"><text:s text:c="8"/></text:span><text:span text:style-name="T11">///</text:span><text:span text:style-name="T22"> </text:span><text:span text:style-name="T11">&lt;summary&gt;</text:span></text:p>
      <text:p text:style-name="Standard"><text:span text:style-name="T17"><text:s text:c="8"/></text:span><text:span text:style-name="T11">///</text:span><text:span text:style-name="T22"> practicing LINQ codes</text:span></text:p>
      <text:p text:style-name="Standard"><text:span text:style-name="T17"><text:s text:c="8"/></text:span><text:span text:style-name="T11">///</text:span><text:span text:style-name="T22"> </text:span><text:span text:style-name="T11">&lt;/summary&gt;</text:span></text:p>
      <text:p text:style-name="Standard"><text:span text:style-name="T17"><text:s text:c="8"/></text:span><text:span text:style-name="T11">///</text:span><text:span text:style-name="T22"> </text:span><text:span text:style-name="T11">&lt;param name="sender"&gt;</text:span><text:span text:style-name="T22">sender object</text:span><text:span text:style-name="T11">&lt;/param&gt;</text:span></text:p>
      <text:p text:style-name="Standard"><text:span text:style-name="T17"><text:s text:c="8"/></text:span><text:span text:style-name="T11">///</text:span><text:span text:style-name="T22"> </text:span><text:span text:style-name="T11">&lt;param name="e"&gt;</text:span><text:span text:style-name="T22">event argument</text:span><text:span text:style-name="T11">&lt;/param&gt;</text:span></text:p>
      <text:p text:style-name="Standard"><text:span text:style-name="T17"><text:s text:c="12"/></text:span><text:span text:style-name="T20">IList</text:span><text:span text:style-name="T17">&lt;</text:span><text:span text:style-name="T20">StudentData</text:span><text:span text:style-name="T17">&gt; Student = </text:span><text:span text:style-name="T4">new</text:span><text:span text:style-name="T17"> </text:span><text:span text:style-name="T20">List</text:span><text:span text:style-name="T17">&lt;</text:span><text:span text:style-name="T20">StudentData</text:span><text:span text:style-name="T17">&gt;()</text:span></text:p>
      <text:p text:style-name="Standard"><text:span text:style-name="T17"><text:s text:c="12"/>{</text:span></text:p>
      <text:p text:style-name="Standard"><text:span text:style-name="T17"><text:s text:c="16"/></text:span><text:span text:style-name="T4">new</text:span><text:span text:style-name="T17"> </text:span><text:span text:style-name="T20">StudentData</text:span><text:span text:style-name="T17">()</text:span></text:p>
      <text:p text:style-name="Standard"><text:span text:style-name="T17"><text:s text:c="16"/>{ID=101,Name=</text:span><text:span text:style-name="T23">"TraineeA"</text:span><text:span text:style-name="T17">,Gender=</text:span><text:span text:style-name="T23">"Male"</text:span><text:span text:style-name="T17">},</text:span></text:p>
      <text:p text:style-name="Standard"><text:span text:style-name="T17"><text:s text:c="16"/></text:span><text:span text:style-name="T4">new</text:span><text:span text:style-name="T17"> </text:span><text:span text:style-name="T20">StudentData</text:span><text:span text:style-name="T17">()</text:span></text:p>
      <text:p text:style-name="Standard"><text:span text:style-name="T17"><text:s text:c="16"/>{ID=102,Name=</text:span><text:span text:style-name="T23">"TraineeB"</text:span><text:span text:style-name="T17">,Gender=</text:span><text:span text:style-name="T23">"Male"</text:span><text:span text:style-name="T17">},</text:span></text:p>
      <text:p text:style-name="Standard"><text:span text:style-name="T17"><text:s text:c="16"/></text:span><text:span text:style-name="T4">new</text:span><text:span text:style-name="T17"> </text:span><text:span text:style-name="T20">StudentData</text:span><text:span text:style-name="T17">()</text:span></text:p>
      <text:p text:style-name="Standard"><text:span text:style-name="T17"><text:s text:c="16"/>{ID=103,Name=</text:span><text:span text:style-name="T23">"TraineeC"</text:span><text:span text:style-name="T17">,Gender=</text:span><text:span text:style-name="T23">"Female"</text:span><text:span text:style-name="T17">}</text:span></text:p>
      <text:p text:style-name="Standard"><text:span text:style-name="T17"><text:s text:c="12"/>};</text:span></text:p>
      <text:p text:style-name="Standard"><text:span text:style-name="T17"><text:s text:c="12"/></text:span></text:p>
      <text:p text:style-name="Standard"><text:span text:style-name="T17"><text:s text:c="12"/>GridView1.DataSource = </text:span><text:span text:style-name="T4">from</text:span><text:span text:style-name="T17"> data </text:span><text:span text:style-name="T4">in</text:span><text:span text:style-name="T17"> Student</text:span></text:p>
      <text:p text:style-name="Standard"><text:span text:style-name="T17"><text:s text:c="35"/></text:span><text:span text:style-name="T4">where</text:span><text:span text:style-name="T17"> data.Gender == </text:span><text:span text:style-name="T23">"Male"</text:span></text:p>
      <text:p text:style-name="Standard"><text:span text:style-name="T17"><text:s text:c="35"/></text:span><text:span text:style-name="T4">select</text:span><text:span text:style-name="T17"> </text:span><text:span text:style-name="T4">new</text:span><text:span text:style-name="T17"> { data.ID, data.Name };</text:span></text:p>
      <text:p text:style-name="Standard"><text:span text:style-name="T17"><text:s text:c="12"/>GridView1.DataBind();</text:span></text:p>
      <text:p text:style-name="P8"/>
      <text:p text:style-name="Standard"><text:span text:style-name="T17"><text:s text:c="12"/></text:span><text:span text:style-name="T22">/*</text:span></text:p>
      <text:p text:style-name="Standard"><text:span text:style-name="T22"><text:s text:c="16"/>List&lt;int&gt; listdata = new List&lt;int&gt;();</text:span></text:p>
      <text:p text:style-name="Standard"><text:span text:style-name="T22"><text:s text:c="16"/>for (int i = 0; i &lt; 20; i++)</text:span></text:p>
      <text:p text:style-name="Standard"><text:span text:style-name="T22"><text:s text:c="16"/>{</text:span></text:p>
      <text:p text:style-name="Standard"><text:span text:style-name="T22"><text:s text:c="20"/>listdata.Add(i);</text:span></text:p>
      <text:p text:style-name="Standard"><text:span text:style-name="T22"><text:s text:c="16"/>}</text:span></text:p>
      <text:p text:style-name="Standard"><text:span text:style-name="T22"><text:s text:c="17"/>GridView1.DataSource = from number in Student</text:span></text:p>
      <text:p text:style-name="Standard"><text:span text:style-name="T22"><text:s text:c="40"/>where (number % 2) == 0</text:span></text:p>
      <text:p text:style-name="Standard"><text:span text:style-name="T22"><text:s text:c="40"/>select number;</text:span></text:p>
      <text:p text:style-name="Standard"><text:span text:style-name="T22"><text:s text:c="12"/>*/</text:span></text:p>
      <text:p text:style-name="P8"/>
      <text:p text:style-name="Standard"><text:span text:style-name="T17"><text:s text:c="8"/>}</text:span></text:p>
      <text:p text:style-name="Standard"><text:span text:style-name="T17"><text:s text:c="4"/>}</text:span></text:p>
      <text:p text:style-name="P2"><text:span text:style-name="T18">}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9">&gt;last statement ! add.ds ?? what is DS! <text:s/>it is not defined?</text:span></text:p>
      <text:p text:style-name="P9"/>
      <text:p text:style-name="Standard"><text:span text:style-name="T24">using System;</text:span></text:p>
      <text:p text:style-name="Standard"><text:span text:style-name="T24">using System.Collections.Generic;</text:span></text:p>
      <text:p text:style-name="Standard"><text:span text:style-name="T24">using System.Linq;</text:span></text:p>
      <text:p text:style-name="Standard"><text:soft-page-break/><text:span text:style-name="T24">using System.Text;</text:span></text:p>
      <text:p text:style-name="Standard"><text:span text:style-name="T24">using System.Threading.Tasks;</text:span></text:p>
      <text:p text:style-name="Standard"><text:span text:style-name="T24">using System.Data.SqlClient;</text:span></text:p>
      <text:p text:style-name="Standard"><text:span text:style-name="T24">using System.Configuration;</text:span></text:p>
      <text:p text:style-name="Standard"><text:span text:style-name="T24">using EBE;</text:span></text:p>
      <text:p text:style-name="Standard"><text:span text:style-name="T24">using Logging;</text:span></text:p>
      <text:p text:style-name="Standard"><text:span text:style-name="T24">using System.Data.Linq;</text:span></text:p>
      <text:p text:style-name="P9"/>
      <text:p text:style-name="Standard"><text:span text:style-name="T24">namespace EDAL</text:span></text:p>
      <text:p text:style-name="Standard"><text:span text:style-name="T24">{</text:span></text:p>
      <text:p text:style-name="Standard"><text:span text:style-name="T24"><text:s text:c="4"/>public class UserInfoDAL</text:span></text:p>
      <text:p text:style-name="Standard"><text:span text:style-name="T24"><text:s text:c="4"/>{</text:span></text:p>
      <text:p text:style-name="Standard"><text:span text:style-name="T24"><text:s text:c="8"/>public static string connectionString = ConfigurationManager.ConnectionStrings["questConnectionString"].ConnectionString;</text:span></text:p>
      <text:p text:style-name="Standard"><text:span text:style-name="T24"><text:s text:c="8"/>SqlConnection sqlConnection = new SqlConnection(connectionString);</text:span></text:p>
      <text:p text:style-name="P9"/>
      <text:p text:style-name="Standard"><text:span text:style-name="T24"><text:s text:c="8"/></text:span></text:p>
      <text:p text:style-name="Standard"><text:span text:style-name="T24"><text:s text:c="8"/>public List&lt;UserInfoResponsetBE&gt; Search(EBE.UserInfoRequestBE request)</text:span></text:p>
      <text:p text:style-name="Standard"><text:span text:style-name="T24"><text:s text:c="8"/>{</text:span></text:p>
      <text:p text:style-name="Standard"><text:span text:style-name="T24"><text:s text:c="12"/>//List&lt;UserInfoResponsetBE&gt; response = new List&lt;UserInfoResponsetBE&gt;();</text:span></text:p>
      <text:p text:style-name="P9"/>
      <text:p text:style-name="Standard"><text:span text:style-name="T24"><text:s text:c="11"/></text:span></text:p>
      <text:p text:style-name="P9"/>
      <text:p text:style-name="Standard"><text:span text:style-name="T24"><text:s text:c="12"/>List &lt;UserInfoResponsetBE&gt; ds = new List&lt;UserInfoResponsetBE&gt;();</text:span></text:p>
      <text:p text:style-name="Standard"><text:span text:style-name="T24"><text:s text:c="12"/>try</text:span></text:p>
      <text:p text:style-name="Standard"><text:span text:style-name="T24"><text:s text:c="12"/>{</text:span></text:p>
      <text:p text:style-name="P9"/>
      <text:p text:style-name="Standard"><text:span text:style-name="T24"><text:s text:c="16"/>DataClasses1DataContext dd = new DataClasses1DataContext();</text:span></text:p>
      <text:p text:style-name="P9"/>
      <text:p text:style-name="Standard"><text:span text:style-name="T24"><text:s text:c="16"/>var EmployeeDetails = from j in dd.EMPLOYEEDETAILs</text:span></text:p>
      <text:p text:style-name="Standard"><text:span text:style-name="T24"><text:s text:c="24"/>select j;</text:span></text:p>
      <text:p text:style-name="Standard"><text:span text:style-name="T24"><text:s text:c="16"/>foreach(var empDetails in EmployeeDetails )</text:span></text:p>
      <text:p text:style-name="Standard"><text:span text:style-name="T24"><text:s text:c="16"/>{</text:span></text:p>
      <text:p text:style-name="Standard"><text:span text:style-name="T24"><text:s text:c="20"/>UserInfoResponsetBE emp = new UserInfoResponsetBE();</text:span></text:p>
      <text:p text:style-name="Standard"><text:span text:style-name="T24"><text:s text:c="20"/>emp.Username = empDetails.USERNAME;</text:span></text:p>
      <text:p text:style-name="Standard"><text:span text:style-name="T24"><text:s text:c="20"/>emp.FirstName = empDetails.FIRSTNAME;</text:span></text:p>
      <text:p text:style-name="Standard"><text:span text:style-name="T24"><text:s text:c="20"/>emp.LastName = empDetails.LASTNAME;</text:span></text:p>
      <text:p text:style-name="Standard"><text:span text:style-name="T24"><text:s text:c="20"/>emp.MartialStatus = empDetails.MARTIAL_STATUS;</text:span></text:p>
      <text:p text:style-name="Standard"><text:span text:style-name="T24"><text:s text:c="20"/>emp.Pincode = Convert.ToDouble(empDetails.PINCODE);</text:span></text:p>
      <text:p text:style-name="Standard"><text:span text:style-name="T24"><text:s text:c="20"/>emp.Gender = empDetails.GENDER;</text:span></text:p>
      <text:p text:style-name="Standard"><text:span text:style-name="T24"><text:s text:c="20"/>emp.DateOfJoin = empDetails.DATEOFJOIN;</text:span></text:p>
      <text:p text:style-name="Standard"><text:span text:style-name="T24"><text:s text:c="20"/>emp.DateOfBirth = empDetails.DATEOFBIRTH;</text:span></text:p>
      <text:p text:style-name="Standard"><text:span text:style-name="T24"><text:s text:c="20"/>emp.Address = empDetails.EMPADDRESS;</text:span></text:p>
      <text:p text:style-name="Standard"><text:span text:style-name="T24"><text:s text:c="20"/>emp.Contact = Convert.ToDouble(empDetails.CONTACT);</text:span></text:p>
      <text:p text:style-name="Standard"><text:span text:style-name="T24"><text:s text:c="20"/>emp.EmailId = empDetails.EMAILID;</text:span></text:p>
      <text:p text:style-name="P9"/>
      <text:p text:style-name="P9"/>
      <text:p text:style-name="Standard"><text:span text:style-name="T24"><text:s text:c="20"/>ds.Add(emp);</text:span></text:p>
      <text:p text:style-name="P9"/>
      <text:p text:style-name="P9"/>
      <text:p text:style-name="Standard"><text:span text:style-name="T24"><text:s text:c="16"/>}</text:span></text:p>
      <text:p text:style-name="P9"/>
      <text:p text:style-name="P9"/>
      <text:p text:style-name="P9"/>
      <text:p text:style-name="P9"/>
      <text:p text:style-name="Standard"><text:span text:style-name="T24"><text:s text:c="12"/>}</text:span></text:p>
      <text:p text:style-name="Standard"><text:span text:style-name="T24"><text:s text:c="12"/>catch (Exception ex)</text:span></text:p>
      <text:p text:style-name="Standard"><text:span text:style-name="T24"><text:s text:c="12"/>{</text:span></text:p>
      <text:p text:style-name="Standard"><text:span text:style-name="T24"><text:s text:c="16"/>LogManager.Log(ex);</text:span></text:p>
      <text:p text:style-name="Standard"><text:span text:style-name="T24"><text:s text:c="12"/>}</text:span></text:p>
      <text:p text:style-name="Standard"><text:span text:style-name="T24"><text:s text:c="12"/>//sqlConnection.Close();</text:span></text:p>
      <text:p text:style-name="Standard"><text:soft-page-break/><text:span text:style-name="T24"><text:s text:c="12"/>return ds;</text:span></text:p>
      <text:p text:style-name="Standard"><text:span text:style-name="T24"><text:s text:c="8"/>}</text:span></text:p>
      <text:p text:style-name="Standard"><text:span text:style-name="T24"><text:s text:c="4"/>}</text:span></text:p>
      <text:p text:style-name="Standard"><text:span text:style-name="T24">}</text:span></text:p>
      <text:p text:style-name="P9"/>
      <text:p text:style-name="P2"><text:span text:style-name="T18"/></text:p>
      <text:p text:style-name="P2"><text:span text:style-name="T18"/></text:p>
      <text:p text:style-name="P2"><text:span text:style-name="T6">create</text:span> <text:span text:style-name="T5">table</text:span> STUDENTS<text:span text:style-name="T12">(</text:span></text:p>
      <text:p text:style-name="Standard"><text:span text:style-name="T7">ID </text:span><text:span text:style-name="T1">INT</text:span><text:span text:style-name="T7"> </text:span><text:span text:style-name="T1">IDENTITY</text:span><text:span text:style-name="T9">(</text:span><text:span text:style-name="T7">1</text:span><text:span text:style-name="T9">,</text:span><text:span text:style-name="T7">1</text:span><text:span text:style-name="T9">)</text:span><text:span text:style-name="T7"> </text:span><text:span text:style-name="T1">PRIMARY</text:span><text:span text:style-name="T7"> </text:span><text:span text:style-name="T1">KEY</text:span><text:span text:style-name="T9">,</text:span></text:p>
      <text:p text:style-name="Standard"><text:span text:style-name="T7">Name </text:span><text:span text:style-name="T1">varchar</text:span><text:span text:style-name="T9">(</text:span><text:span text:style-name="T7">30</text:span><text:span text:style-name="T9">)</text:span><text:span text:style-name="T7"> </text:span><text:span text:style-name="T9">not</text:span><text:span text:style-name="T7"> </text:span><text:span text:style-name="T9">null,</text:span></text:p>
      <text:p text:style-name="Standard"><text:span text:style-name="T7">Gender </text:span><text:span text:style-name="T1">varchar</text:span><text:span text:style-name="T9">(</text:span><text:span text:style-name="T7">10</text:span><text:span text:style-name="T9">)</text:span><text:span text:style-name="T7"> </text:span><text:span text:style-name="T9">not</text:span><text:span text:style-name="T7"> </text:span><text:span text:style-name="T9">null,</text:span></text:p>
      <text:p text:style-name="Standard"><text:span text:style-name="T7">DOB </text:span><text:span text:style-name="T1">date</text:span><text:span text:style-name="T7"> </text:span><text:span text:style-name="T9">not</text:span><text:span text:style-name="T7"> </text:span><text:span text:style-name="T9">null,</text:span></text:p>
      <text:p text:style-name="Standard"><text:span text:style-name="T7">City </text:span><text:span text:style-name="T1">varchar</text:span><text:span text:style-name="T9">(</text:span><text:span text:style-name="T7">10</text:span><text:span text:style-name="T9">)</text:span><text:span text:style-name="T7"> </text:span><text:span text:style-name="T9">not</text:span><text:span text:style-name="T7"> </text:span><text:span text:style-name="T9">null,</text:span></text:p>
      <text:p text:style-name="Standard"><text:span text:style-name="T7">Pin </text:span><text:span text:style-name="T1">int</text:span><text:span text:style-name="T7"> </text:span><text:span text:style-name="T9">not</text:span><text:span text:style-name="T7"> </text:span><text:span text:style-name="T9">null,</text:span></text:p>
      <text:p text:style-name="Standard"><text:span text:style-name="T1">State</text:span><text:span text:style-name="T7"> </text:span><text:span text:style-name="T1">varchar</text:span><text:span text:style-name="T9">(</text:span><text:span text:style-name="T7">20</text:span><text:span text:style-name="T9">),</text:span></text:p>
      <text:p text:style-name="Standard"><text:span text:style-name="T7">Email </text:span><text:span text:style-name="T1">nvarchar</text:span><text:span text:style-name="T9">(</text:span><text:span text:style-name="T7">30</text:span><text:span text:style-name="T9">)</text:span></text:p>
      <text:p text:style-name="Standard"><text:span text:style-name="T9">)</text:span></text:p>
      <text:p text:style-name="Standard"><text:span text:style-name="T1">DROP</text:span><text:span text:style-name="T7"> </text:span><text:span text:style-name="T1">TABLE</text:span><text:span text:style-name="T7"> STUDENTS</text:span></text:p>
      <text:p text:style-name="P1"/>
      <text:p text:style-name="Standard"><text:span text:style-name="T1">insert</text:span><text:span text:style-name="T7"> </text:span><text:span text:style-name="T1">into</text:span><text:span text:style-name="T7"> STUDENTS</text:span><text:span text:style-name="T1"> </text:span><text:span text:style-name="T9">(</text:span><text:span text:style-name="T7">Name</text:span><text:span text:style-name="T9">,</text:span><text:span text:style-name="T7">Gender</text:span><text:span text:style-name="T9">,</text:span><text:span text:style-name="T7">DOB</text:span><text:span text:style-name="T9">,</text:span><text:span text:style-name="T7">City</text:span><text:span text:style-name="T9">,</text:span><text:span text:style-name="T7">Pin</text:span><text:span text:style-name="T9">,</text:span><text:span text:style-name="T1">State</text:span><text:span text:style-name="T9">,</text:span><text:span text:style-name="T7">Email</text:span><text:span text:style-name="T9">)</text:span></text:p>
      <text:p text:style-name="Standard"><text:span text:style-name="T1">values</text:span><text:span text:style-name="T9">(</text:span><text:span text:style-name="T15">'satyam'</text:span><text:span text:style-name="T9">,</text:span><text:span text:style-name="T15">'male'</text:span><text:span text:style-name="T9">,</text:span><text:span text:style-name="T15">N'07/08/1989'</text:span><text:span text:style-name="T9">,</text:span><text:span text:style-name="T7"> </text:span><text:span text:style-name="T15">'marcel'</text:span><text:span text:style-name="T9">,</text:span><text:span text:style-name="T7"> 403107</text:span><text:span text:style-name="T9">,</text:span><text:span text:style-name="T7"> </text:span><text:span text:style-name="T15">'Goa'</text:span><text:span text:style-name="T9">,</text:span><text:span text:style-name="T15">'satyam.nagvenkar@gmail.com'</text:span><text:span text:style-name="T9">);</text:span></text:p>
      <text:p text:style-name="P1"/>
      <text:p text:style-name="Standard"><text:span text:style-name="T1">insert</text:span><text:span text:style-name="T7"> </text:span><text:span text:style-name="T1">into</text:span><text:span text:style-name="T7"> STUDENTS</text:span><text:span text:style-name="T1"> </text:span><text:span text:style-name="T9">(</text:span><text:span text:style-name="T7">Name</text:span><text:span text:style-name="T9">,</text:span><text:span text:style-name="T7">Gender</text:span><text:span text:style-name="T9">,</text:span><text:span text:style-name="T7">DOB</text:span><text:span text:style-name="T9">,</text:span><text:span text:style-name="T7">City</text:span><text:span text:style-name="T9">,</text:span><text:span text:style-name="T7">Pin</text:span><text:span text:style-name="T9">,</text:span><text:span text:style-name="T1">State</text:span><text:span text:style-name="T9">,</text:span><text:span text:style-name="T7">Email</text:span><text:span text:style-name="T9">)</text:span></text:p>
      <text:p text:style-name="Standard"><text:span text:style-name="T1">values</text:span><text:span text:style-name="T9">(</text:span><text:span text:style-name="T15">'Deepesh'</text:span><text:span text:style-name="T9">,</text:span><text:span text:style-name="T15">'male'</text:span><text:span text:style-name="T9">,</text:span><text:span text:style-name="T15">N'01/08/1988'</text:span><text:span text:style-name="T9">,</text:span><text:span text:style-name="T7"> </text:span><text:span text:style-name="T15">'mumbai'</text:span><text:span text:style-name="T9">,</text:span><text:span text:style-name="T7"> 203107</text:span><text:span text:style-name="T9">,</text:span><text:span text:style-name="T7"> </text:span><text:span text:style-name="T15">'Maharashtra'</text:span><text:span text:style-name="T9">,</text:span><text:span text:style-name="T15">'deepesh.sharma@gmail.com'</text:span><text:span text:style-name="T9">);</text:span></text:p>
      <text:p text:style-name="P1"/>
      <text:p text:style-name="Standard"><text:span text:style-name="T1">insert</text:span><text:span text:style-name="T7"> </text:span><text:span text:style-name="T1">into</text:span><text:span text:style-name="T7"> STUDENTS</text:span><text:span text:style-name="T1"> </text:span><text:span text:style-name="T9">(</text:span><text:span text:style-name="T7">Name</text:span><text:span text:style-name="T9">,</text:span><text:span text:style-name="T7">Gender</text:span><text:span text:style-name="T9">,</text:span><text:span text:style-name="T7">DOB</text:span><text:span text:style-name="T9">,</text:span><text:span text:style-name="T7">City</text:span><text:span text:style-name="T9">,</text:span><text:span text:style-name="T7">Pin</text:span><text:span text:style-name="T9">,</text:span><text:span text:style-name="T1">State</text:span><text:span text:style-name="T9">,</text:span><text:span text:style-name="T7">Email</text:span><text:span text:style-name="T9">)</text:span></text:p>
      <text:p text:style-name="Standard"><text:span text:style-name="T1">values</text:span><text:span text:style-name="T9">(</text:span><text:span text:style-name="T15">'Nisha'</text:span><text:span text:style-name="T9">,</text:span><text:span text:style-name="T15">'male'</text:span><text:span text:style-name="T9">,</text:span><text:span text:style-name="T15">N'07/08/1989'</text:span><text:span text:style-name="T9">,</text:span><text:span text:style-name="T7"> </text:span><text:span text:style-name="T15">'Bandra'</text:span><text:span text:style-name="T9">,</text:span><text:span text:style-name="T7"> 203100</text:span><text:span text:style-name="T9">,</text:span><text:span text:style-name="T7"> </text:span><text:span text:style-name="T15">'Maharashtra'</text:span><text:span text:style-name="T9">,</text:span><text:span text:style-name="T15">'nisha.d@gmail.com'</text:span><text:span text:style-name="T9">);</text:span></text:p>
      <text:p text:style-name="P1"/>
      <text:p text:style-name="Standard"><text:span text:style-name="T1">select</text:span><text:span text:style-name="T7"> </text:span><text:span text:style-name="T9">*</text:span><text:span text:style-name="T7"> </text:span><text:span text:style-name="T1">from</text:span><text:span text:style-name="T7"> STUDENTS</text:span><text:span text:style-name="T9">;</text:span></text:p>
      <text:p text:style-name="P1"/>
      <text:p text:style-name="P1"/>
      <text:p text:style-name="Standard"><text:span text:style-name="T1">select</text:span><text:span text:style-name="T7"> </text:span><text:span text:style-name="T9">*</text:span><text:span text:style-name="T7"> </text:span><text:span text:style-name="T1">from</text:span><text:span text:style-name="T7"> STUDENTS</text:span></text:p>
      <text:p text:style-name="P1"/>
      <text:p text:style-name="P1"/>
      <text:p text:style-name="P1"/>
      <text:p text:style-name="P2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7-14T18:10:28.376000000</dc:date>
    <meta:editing-duration>PT5H6M22S</meta:editing-duration>
    <meta:editing-cycles>4</meta:editing-cycles>
    <meta:document-statistic meta:table-count="0" meta:image-count="0" meta:object-count="0" meta:page-count="5" meta:paragraph-count="182" meta:word-count="475" meta:character-count="5665" meta:non-whitespace-character-count="4213"/>
  </office:meta>
</office:document-meta>
</file>